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6.18pt" svg:y="207.41pt">
            <loext:p draw:notify-on-update-of-ranges="Sheet1.A3:Sheet1.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62624, 200690, 33987, 36726, 12728, 1295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float" office:value="62624" calcext:value-type="float">
            <text:p>62624</text:p>
          </table:table-cell>
          <table:table-cell office:value-type="float" office:value="200690" calcext:value-type="float">
            <text:p>200690</text:p>
          </table:table-cell>
          <table:table-cell office:value-type="float" office:value="33987" calcext:value-type="float">
            <text:p>33987</text:p>
          </table:table-cell>
          <table:table-cell office:value-type="float" office:value="36726" calcext:value-type="float">
            <text:p>36726</text:p>
          </table:table-cell>
          <table:table-cell office:value-type="float" office:value="12728" calcext:value-type="float">
            <text:p>12728</text:p>
          </table:table-cell>
          <table:table-cell office:value-type="float" office:value="12951" calcext:value-type="float">
            <text:p>12951</text:p>
          </table:table-cell>
          <table:table-cell/>
          <table:table-cell office:value-type="string" calcext:value-type="string">
            <text:p>sum </text:p>
          </table:table-cell>
          <table:table-cell table:formula="of:=SUM([.A3:.F3])" office:value-type="float" office:value="359706" calcext:value-type="float">
            <text:p>359706</text:p>
          </table:table-cell>
          <table:table-cell table:number-columns-repeated="10"/>
        </table:table-row>
        <table:table-row table:style-name="ro2">
          <table:table-cell table:formula="of:=[.A3]/[.$I$3]" office:value-type="float" office:value="0.174097735372777" calcext:value-type="float">
            <text:p>0.1740977354</text:p>
          </table:table-cell>
          <table:table-cell table:formula="of:=[.B3]/[.$I$3]" office:value-type="float" office:value="0.557927863310592" calcext:value-type="float">
            <text:p>0.5579278633</text:p>
          </table:table-cell>
          <table:table-cell table:formula="of:=[.C3]/[.$I$3]" office:value-type="float" office:value="0.0944854964887992" calcext:value-type="float">
            <text:p>0.0944854965</text:p>
          </table:table-cell>
          <table:table-cell table:formula="of:=[.D3]/[.$I$3]" office:value-type="float" office:value="0.102100048372838" calcext:value-type="float">
            <text:p>0.1021000484</text:p>
          </table:table-cell>
          <table:table-cell table:formula="of:=[.E3]/[.$I$3]" office:value-type="float" office:value="0.0353844528587235" calcext:value-type="float">
            <text:p>0.0353844529</text:p>
          </table:table-cell>
          <table:table-cell table:formula="of:=[.F3]/[.$I$3]" office:value-type="float" office:value="0.0360044035962703" calcext:value-type="float">
            <text:p>0.0360044036</text:p>
          </table:table-cell>
          <table:table-cell table:number-columns-repeated="4"/>
          <table:table-cell table:formula="of:=1/[.A3]" office:value-type="float" office:value="0.0000159683188553909" calcext:value-type="float">
            <text:p>1.59683188553909E-05</text:p>
          </table:table-cell>
          <table:table-cell table:formula="of:=1/[.B3]" office:value-type="float" office:value="0.00000498280930788779" calcext:value-type="float">
            <text:p>4.98280930788779E-06</text:p>
          </table:table-cell>
          <table:table-cell table:formula="of:=1/[.C3]" office:value-type="float" office:value="0.0000294230146820843" calcext:value-type="float">
            <text:p>0.000029423</text:p>
          </table:table-cell>
          <table:table-cell table:formula="of:=1/[.D3]" office:value-type="float" office:value="0.0000272286663399227" calcext:value-type="float">
            <text:p>2.72286663399227E-05</text:p>
          </table:table-cell>
          <table:table-cell table:formula="of:=1/[.E3]" office:value-type="float" office:value="0.0000785669390320553" calcext:value-type="float">
            <text:p>7.85669390320553E-05</text:p>
          </table:table-cell>
          <table:table-cell table:formula="of:=1/[.F3]" office:value-type="float" office:value="0.0000772141147401745" calcext:value-type="float">
            <text:p>7.72141147401745E-05</text:p>
          </table:table-cell>
          <table:table-cell/>
          <table:table-cell office:value-type="string" calcext:value-type="string">
            <text:p>sum</text:p>
          </table:table-cell>
          <table:table-cell table:formula="of:=SUM([.K4:.P4])" office:value-type="float" office:value="0.000233383862957515" calcext:value-type="float">
            <text:p>0.0002333839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inv sum</text:p>
          </table:table-cell>
          <table:table-cell table:formula="of:=1/[.S4]" office:value-type="float" office:value="4284.78639151687" calcext:value-type="float">
            <text:p>4284.786391516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formula="of:=1/[.A4]" office:value-type="float" office:value="5.74390010219724" calcext:value-type="float">
            <text:p>5.7439001022</text:p>
          </table:table-cell>
          <table:table-cell table:formula="of:=1/[.B4]" office:value-type="float" office:value="1.79234640490308" calcext:value-type="float">
            <text:p>1.7923464049</text:p>
          </table:table-cell>
          <table:table-cell table:formula="of:=1/[.C4]" office:value-type="float" office:value="10.5836349192338" calcext:value-type="float">
            <text:p>10.5836349192</text:p>
          </table:table-cell>
          <table:table-cell table:formula="of:=1/[.D4]" office:value-type="float" office:value="9.79431465446822" calcext:value-type="float">
            <text:p>9.7943146545</text:p>
          </table:table-cell>
          <table:table-cell table:formula="of:=1/[.E4]" office:value-type="float" office:value="28.2609993714645" calcext:value-type="float">
            <text:p>28.2609993715</text:p>
          </table:table-cell>
          <table:table-cell table:formula="of:=1/[.F4]" office:value-type="float" office:value="27.7743803567292" calcext:value-type="float">
            <text:p>27.7743803567</text:p>
          </table:table-cell>
          <table:table-cell table:number-columns-repeated="4"/>
          <table:table-cell table:formula="of:=[.K4]*[.$S$5]" office:value-type="float" office:value="0.0684208353269812" calcext:value-type="float">
            <text:p>0.0684208353</text:p>
          </table:table-cell>
          <table:table-cell table:formula="of:=[.L4]*[.$S$5]" office:value-type="float" office:value="0.0213502735139612" calcext:value-type="float">
            <text:p>0.0213502735</text:p>
          </table:table-cell>
          <table:table-cell table:formula="of:=[.M4]*[.$S$5]" office:value-type="float" office:value="0.126071332907196" calcext:value-type="float">
            <text:p>0.1260713329</text:p>
          </table:table-cell>
          <table:table-cell table:formula="of:=[.N4]*[.$S$5]" office:value-type="float" office:value="0.116669018992454" calcext:value-type="float">
            <text:p>0.116669019</text:p>
          </table:table-cell>
          <table:table-cell table:formula="of:=[.O4]*[.$S$5]" office:value-type="float" office:value="0.336642551187686" calcext:value-type="float">
            <text:p>0.3366425512</text:p>
          </table:table-cell>
          <table:table-cell table:formula="of:=[.P4]*[.$S$5]" office:value-type="float" office:value="0.330845988071722" calcext:value-type="float">
            <text:p>0.3308459881</text:p>
          </table:table-cell>
          <table:table-cell/>
          <table:table-cell office:value-type="string" calcext:value-type="string">
            <text:p>sum</text:p>
          </table:table-cell>
          <table:table-cell table:formula="of:=SUM([.K7:.P7])" office:value-type="float" office:value="1" calcext:value-type="float">
            <text:p>1</text:p>
          </table:table-cell>
        </table:table-row>
        <table:table-row table:style-name="ro2">
          <table:table-cell table:formula="of:=[.A7]/[.$B$7]" office:value-type="float" office:value="3.2046819110884" calcext:value-type="float">
            <text:p>3.2046819111</text:p>
          </table:table-cell>
          <table:table-cell table:formula="of:=[.B7]/[.$B$7]" office:value-type="float" office:value="1" calcext:value-type="float">
            <text:p>1</text:p>
          </table:table-cell>
          <table:table-cell table:formula="of:=[.C7]/[.$B$7]" office:value-type="float" office:value="5.9049048165475" calcext:value-type="float">
            <text:p>5.9049048165</text:p>
          </table:table-cell>
          <table:table-cell table:formula="of:=[.D7]/[.$B$7]" office:value-type="float" office:value="5.46452104775908" calcext:value-type="float">
            <text:p>5.4645210478</text:p>
          </table:table-cell>
          <table:table-cell table:formula="of:=[.E7]/[.$B$7]" office:value-type="float" office:value="15.7675989943432" calcext:value-type="float">
            <text:p>15.7675989943</text:p>
          </table:table-cell>
          <table:table-cell table:formula="of:=[.F7]/[.$B$7]" office:value-type="float" office:value="15.4961006872056" calcext:value-type="float">
            <text:p>15.4961006872</text:p>
          </table:table-cell>
          <table:table-cell table:number-columns-repeated="13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0/00/0000</text:date>, <text:time style:data-style-name="N2" text:time-value="17:43:55.314096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59:16.511595634</meta:creation-date>
    <dc:date>2020-03-10T14:10:12.730217136</dc:date>
    <meta:editing-duration>PT8M53S</meta:editing-duration>
    <meta:editing-cycles>2</meta:editing-cycles>
    <meta:generator>LibreOffice/5.1.6.2$Linux_X86_64 LibreOffice_project/10m0$Build-2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F3" svg:x="0.32cm" svg:y="0.18cm" svg:width="15.36cm" svg:height="8.64cm">
          <chartooo:coordinate-region svg:x="1.841cm" svg:y="0.393cm" svg:width="13.839cm" svg:height="7.7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F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2624">
                <text:p>62624</text:p>
                <draw:g>
                  <svg:desc>Sheet1.A3:Sheet1.F3</svg:desc>
                </draw:g>
              </table:table-cell>
              <table:table-cell office:value-type="float" office:value="200690">
                <text:p>200690</text:p>
              </table:table-cell>
              <table:table-cell office:value-type="float" office:value="33987">
                <text:p>33987</text:p>
              </table:table-cell>
              <table:table-cell office:value-type="float" office:value="36726">
                <text:p>36726</text:p>
              </table:table-cell>
              <table:table-cell office:value-type="float" office:value="12728">
                <text:p>12728</text:p>
              </table:table-cell>
              <table:table-cell office:value-type="float" office:value="12951">
                <text:p>12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